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2" draw:style-name="a381" draw:master-page-name="Master1-Layout2-obj-Title-and-Content" presentation:presentation-page-layout-name="Master1-PPL2" draw:id="Slide-267">
        <draw:frame draw:id="id63" presentation:style-name="a385" draw:name="Title 1" svg:x="0.91667in" svg:y="0.39931in" svg:width="11.5in" svg:height="1.44965in" presentation:class="title" presentation:placeholder="false">
          <draw:text-box>
            <text:p text:style-name="a384" text:class-names="" text:cond-style-name=""><text:span text:style-name="a382" text:class-names="">Who am I?</text:span><text:span text:style-name="a383" text:class-names=""/></text:p>
          </draw:text-box>
          <svg:title/>
          <svg:desc/>
        </draw:frame>
        <draw:frame draw:id="id64" presentation:style-name="a392" draw:name="Content Placeholder 2" svg:x="0.91667in" svg:y="1.99653in" svg:width="11.5in" svg:height="1.44451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6" text:class-names="">My name is<text:s text:c="1"/></text:span><text:span text:style-name="a387" text:class-names="">Marius Oprea</text:span><text:span text:style-name="a388" text:class-names=""><text:s text:c="1"/>a frontend developer, currently working with Angular(commonly referred as Angular 2+) since 2016, when the first version has been released.</text:span><text:span text:style-name="a389" text:class-names=""/></text:p>
              </text:list-item>
            </text:list>
          </draw:text-box>
          <svg:title/>
          <svg:desc/>
        </draw:frame>
        <draw:frame draw:id="id65" draw:style-name="a396" draw:name="Title 1" svg:x="0.91092in" svg:y="3.34375in" svg:width="11.5in" svg:height="1.44965in">
          <draw:text-box>
            <text:p text:style-name="a395" text:class-names="" text:cond-style-name=""><text:span text:style-name="a393" text:class-names="">What I will present today?</text:span><text:span text:style-name="a394" text:class-names=""/></text:p>
          </draw:text-box>
          <svg:title/>
          <svg:desc/>
        </draw:frame>
        <draw:frame draw:id="id66" draw:style-name="a404" draw:name="Content Placeholder 2" svg:x="0.85345in" svg:y="4.7494in" svg:width="11.5in" svg:height="1.44451in">
          <draw:text-box>
            <text:list text:style-name="a403">
              <text:list-item>
                <text:p text:style-name="a402" text:class-names="" text:cond-style-name=""><text:span text:style-name="a397" text:class-names="">Change detection in Angular and more specific the<text:s text:c="1"/></text:span><text:span text:style-name="a398" text:class-names="">OnPush</text:span><text:span text:style-name="a399" text:class-names=""><text:s text:c="1"/></text:span><text:span text:style-name="a400" text:class-names="">strategy</text:span><text:span text:style-name="a401" text:class-names="">.</text:span></text:p>
              </text:list-item>
            </text:list>
          </draw:text-box>
          <svg:title/>
          <svg:desc/>
        </draw:frame>
      </draw:page>
      <draw:page draw:name="Slide1" draw:style-name="a405" draw:master-page-name="Master1-Layout1-title-Title-Slide" presentation:presentation-page-layout-name="Master1-PPL1" draw:id="Slide-256">
        <draw:frame draw:id="id67" presentation:style-name="a409" draw:name="Title 1" svg:x="1.55955in" svg:y="0.39608in" svg:width="10in" svg:height="0.89363in" presentation:class="title" presentation:placeholder="false">
          <draw:text-box>
            <text:p text:style-name="a408" text:class-names="" text:cond-style-name=""><text:span text:style-name="a406" text:class-names="">What is change detection</text:span><text:span text:style-name="a407" text:class-names=""/></text:p>
          </draw:text-box>
          <svg:title/>
          <svg:desc/>
        </draw:frame>
        <draw:frame draw:id="id68" draw:style-name="a428" draw:name="TextBox 3" svg:x="0.22346in" svg:y="1.65931in" svg:width="12.66918in" svg:height="5.28444in">
          <draw:text-box>
            <text:p text:style-name="a412" text:class-names="" text:cond-style-name=""><text:span text:style-name="a410" text:class-names=""><text:a xlink:href="https://angular.io/guide/change-detection" text:style-name="" text:visited-style-name="">https://angular.io/guide/change-detection</text:a></text:span><text:span text:style-name="a411" text:class-names=""/></text:p>
            <text:p text:style-name="a414" text:class-names="" text:cond-style-name=""><text:span text:style-name="a413" text:class-names=""/></text:p>
            <text:p text:style-name="a418" text:class-names="" text:cond-style-name=""><text:span text:style-name="a415" text:class-names="">Change detection is the process through which Angular checks to see whether your application state has changed, and if any DOM needs to be updated.</text:span><text:span text:style-name="a416" text:class-names=""> </text:span><text:span text:style-name="a417" text:class-names=""/></text:p>
            <text:p text:style-name="a420" text:class-names="" text:cond-style-name=""><text:span text:style-name="a419" text:class-names=""/></text:p>
            <text:p text:style-name="a422" text:class-names="" text:cond-style-name=""><text:span text:style-name="a421" text:class-names=""><text:s text:c="1"/>Angular runs its change detection mechanism periodically so that changes to the data model are reflected in an app’s view. </text:span></text:p>
            <text:p text:style-name="a424" text:class-names="" text:cond-style-name=""><text:span text:style-name="a423" text:class-names=""/></text:p>
            <text:p text:style-name="a427" text:class-names="" text:cond-style-name=""><text:span text:style-name="a425" text:class-names="">At a high level, Angular walks your components from top to bottom, looking for changes.</text:span><text:span text:style-name="a426" text:class-names=""/></text:p>
          </draw:text-box>
          <svg:title/>
          <svg:desc/>
        </draw:frame>
      </draw:page>
      <draw:page draw:name="Slide2" draw:style-name="a429" draw:master-page-name="Master1-Layout2-obj-Title-and-Content" presentation:presentation-page-layout-name="Master1-PPL2" draw:id="Slide-257">
        <draw:frame draw:id="id69" presentation:style-name="a473" draw:name="Content Placeholder 2" svg:x="0.84962in" svg:y="1.44097in" svg:width="11.5in" svg:height="4.75868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0" text:class-names="">On every change detection cycle, Angular synchronously:</text:span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7" text:class-names="">Evaluates all template expressions in all components</text:span><text:span text:style-name="a438" text:class-names="">, unless specified otherwise, based on that each component's detection strategy</text:span><text:span text:style-name="a439" text:class-names=""/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/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45" text:class-names="">Executes</text:span><text:span text:style-name="a446" text:class-names=""><text:s text:c="1"/>the </text:span><text:span text:style-name="a447" text:class-names="">ngDoCheck</text:span><text:span text:style-name="a448" text:class-names="">, </text:span><text:span text:style-name="a449" text:class-names="">ngAfterContentChecked</text:span><text:span text:style-name="a450" text:class-names="">, </text:span><text:span text:style-name="a451" text:class-names="">ngAfterViewChecked</text:span><text:span text:style-name="a452" text:class-names="">, and </text:span><text:span text:style-name="a453" text:class-names="">ngOnChanges</text:span><text:span text:style-name="a454" text:class-names=""> </text:span><text:span text:style-name="a455" text:class-names="">lifecycle hooks</text:span><text:span text:style-name="a456" text:class-names="">. 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/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2" text:class-names="">A single slow computation within a template or a lifecycle hook can slow down the entire change detection process</text:span><text:span text:style-name="a463" text:class-names=""><text:s text:c="1"/>because Angular runs the computations sequentially.</text:span><text:span text:style-name="a464" text:class-names=""/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/></text:p>
                  </text:list-item>
                </text:list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3" draw:style-name="a474" draw:master-page-name="Master1-Layout4-twoObj-Two-Content" presentation:presentation-page-layout-name="Master1-PPL4" draw:id="Slide-258">
        <draw:frame draw:id="id70" presentation:style-name="a478" draw:name="Title 10" svg:x="0.78455in" svg:y="0.48061in" svg:width="11.93699in" svg:height="0.82973in" presentation:class="title" presentation:placeholder="false">
          <draw:text-box>
            <text:p text:style-name="a477" text:class-names="" text:cond-style-name=""><text:span text:style-name="a475" text:class-names="">Optimizing slow computations<text:line-break/></text:span><text:span text:style-name="a476" text:class-names=""/></text:p>
          </draw:text-box>
          <svg:title/>
          <svg:desc/>
        </draw:frame>
        <draw:frame draw:id="id71" presentation:style-name="a520" draw:name="Content Placeholder 2" svg:x="0.70325in" svg:y="4.15696in" svg:width="5.88008in" svg:height="3.34012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Minimize computations in lifecycle hooks methods</text:span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@Input() value: number;</text:span></text:p>
              </text:list-item>
            </text:list>
            <text:list text:style-name="a493">
              <text:list-item>
                <text:p text:style-name="a492" text:class-names="" text:cond-style-name=""><text:span text:style-name="a489" text:class-names="">let<text:s text:c="1"/></text:span><text:span text:style-name="a490" text:class-names="">oldValue</text:span><text:span text:style-name="a491" text:class-names="">: number = 0;</text:span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ngDoCheck</text:span><text:span text:style-name="a495" text:class-names="">() {</text:span></text:p>
              </text:list-item>
            </text:list>
            <text:list text:style-name="a502">
              <text:list-item>
                <text:p text:style-name="a501" text:class-names="" text:cond-style-name=""><text:span text:style-name="a498" text:class-names="">    If (</text:span><text:span text:style-name="a499" text:class-names="">oldValue</text:span><text:span text:style-name="a500" text:class-names=""> !== value) {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        // add functionality here</text:span></text:p>
              </text:list-item>
            </text:list>
            <text:list text:style-name="a510">
              <text:list-item>
                <text:p text:style-name="a509" text:class-names="" text:cond-style-name=""><text:span text:style-name="a506" text:class-names="">       <text:s text:c="1"/></text:span><text:span text:style-name="a507" text:class-names="">oldValue</text:span><text:span text:style-name="a508" text:class-names=""><text:s text:c="1"/>= value;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    }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}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  <draw:frame draw:id="id72" presentation:style-name="a545" draw:name="Content Placeholder 11" svg:x="5.89576in" svg:y="4.45459in" svg:width="6.49042in" svg:height="2.64615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1" text:class-names="">Use<text:s text:c="1"/></text:span><text:span text:style-name="a522" text:class-names="">memoization</text:span><text:span text:style-name="a523" text:class-names=""><text:s text:c="1"/>for caching pure methods</text:span></text:p>
              </text:list-item>
            </text:list>
            <text:list text:style-name="a529">
              <text:list-item>
                <text:p text:style-name="a528" text:class-names="" text:cond-style-name=""><text:span text:style-name="a526" text:class-names="">Is an optimization technique used to speed up applications by storing the results of pure methods and returning the cached result when the method is called again with the same input.</text:span><text:span text:style-name="a527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0" text:class-names="">@ </text:span><text:span text:style-name="a531" text:class-names="">memoize</text:span><text:span text:style-name="a532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5" text:class-names="">pureheavyComputation</text:span><text:span text:style-name="a536" text:class-names="">(data) {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...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}</text:span></text:p>
              </text:list-item>
            </text:list>
          </draw:text-box>
          <svg:title/>
          <svg:desc/>
        </draw:frame>
        <draw:frame draw:id="id73" draw:style-name="a575" draw:name="TextBox 12" svg:x="0.69164in" svg:y="1.20421in" svg:width="11.94106in" svg:height="3.13027in">
          <draw:text-box>
            <text:p text:style-name="a548" text:class-names="" text:cond-style-name=""><text:span text:style-name="a546" text:class-names="">Optimizing the underlying algorithm</text:span><text:span text:style-name="a547" text:class-names=""/></text:p>
            <text:p text:style-name="a550" text:class-names="" text:cond-style-name=""><text:span text:style-name="a549" text:class-names=""/></text:p>
            <text:p text:style-name="a554" text:class-names="" text:cond-style-name=""><text:span text:style-name="a551" text:class-names="">Don't use<text:s text:c="1"/></text:span><text:span text:style-name="a552" text:class-names="">inpure</text:span><text:span text:style-name="a553" text:class-names=""><text:s text:c="1"/>heavy computation methods in template</text:span></text:p>
            <text:p text:style-name="a558" text:class-names="" text:cond-style-name=""><text:span text:style-name="a555" text:class-names="">&lt;div {{<text:s text:c="1"/></text:span><text:span text:style-name="a556" text:class-names="">inpureHeavyComputation</text:span><text:span text:style-name="a557" text:class-names="">(data) }}&gt;</text:span></text:p>
            <text:p text:style-name="a560" text:class-names="" text:cond-style-name=""><text:span text:style-name="a559" text:class-names=""/></text:p>
            <text:p text:style-name="a566" text:class-names="" text:cond-style-name=""><text:span text:style-name="a561" text:class-names="">Use pure pipes for caching (impure pipes are called on each detection cycle)</text:span><text:span text:style-name="a562" text:class-names=""><text:line-break/>&lt;div {{  data | </text:span><text:span text:style-name="a563" text:class-names="">customPurePipe</text:span><text:span text:style-name="a564" text:class-names=""> }}&gt;</text:span><text:span text:style-name="a565" text:class-names=""/></text:p>
            <text:p text:style-name="a568" text:class-names="" text:cond-style-name=""><text:span text:style-name="a567" text:class-names=""/></text:p>
            <text:p text:style-name="a571" text:class-names="" text:cond-style-name=""><text:span text:style-name="a569" text:class-names=""><text:a xlink:href="https://angular.io/guide/pipes#detecting-changes-with-data-binding-in-pipes" text:style-name="" text:visited-style-name="">https://angular.io/guide/pipes</text:a></text:span><text:span text:style-name="a570" text:class-names=""/></text:p>
            <text:p text:style-name="a574" text:class-names="" text:cond-style-name=""><text:span text:style-name="a572" text:class-names="">Pipes are simple functions to use in templates to accept an input value and return a transformed value</text:span><text:span text:style-name="a573" text:class-names=""/></text:p>
          </draw:text-box>
          <svg:title/>
          <svg:desc/>
        </draw:frame>
      </draw:page>
      <draw:page draw:name="Slide11" draw:style-name="a576" draw:master-page-name="Master1-Layout4-twoObj-Two-Content" presentation:presentation-page-layout-name="Master1-PPL4" draw:id="Slide-266">
        <draw:frame draw:id="id74" presentation:style-name="a581" draw:name="Title 1" svg:x="0.73468in" svg:y="0.26521in" svg:width="11.5in" svg:height="0.2236in" presentation:class="title" presentation:placeholder="false">
          <draw:text-box>
            <text:p text:style-name="a580" text:class-names="" text:cond-style-name=""><text:span text:style-name="a577" text:class-names=""><text:a xlink:href="https://www.section.io/engineering-education/an-introduction-to-memoization-in-javascript/" text:style-name="" text:visited-style-name="">https://www.section.io/engineering-education/an-introduction-to-memoization-in-javascript/</text:a></text:span><text:span text:style-name="a578" text:class-names=""><text:line-break/></text:span><text:span text:style-name="a579" text:class-names=""/></text:p>
          </draw:text-box>
          <svg:title/>
          <svg:desc/>
        </draw:frame>
        <draw:frame draw:id="id75" presentation:style-name="a699" draw:name="Content Placeholder 3" svg:x="0.80172in" svg:y="0.48312in" svg:width="11.61494in" svg:height="6.27209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2" text:class-names="">Vanilla<text:s text:c="1"/></text:span><text:span text:style-name="a583" text:class-names="">Javascript</text:span><text:span text:style-name="a584" text:class-names=""><text:s text:c="1"/>implementation</text:span></text:p>
              </text:list-item>
            </text:list>
            <text:list text:style-name="a594">
              <text:list-item>
                <text:p text:style-name="a593" text:class-names="" text:cond-style-name=""><text:span text:style-name="a587" text:class-names="">const<text:s text:c="1"/></text:span><text:span text:style-name="a588" text:class-names="">memoize</text:span><text:span text:style-name="a589" text:class-names=""><text:s text:c="1"/>= (</text:span><text:span text:style-name="a590" text:class-names="">func</text:span><text:span text:style-name="a591" text:class-names="">) =&gt; {</text:span><text:span text:style-name="a592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5" text:class-names="">  const results = {};</text:span><text:span text:style-name="a596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9" text:class-names="">  return (...</text:span><text:span text:style-name="a600" text:class-names="">args</text:span><text:span text:style-name="a601" text:class-names="">) =&gt; {</text:span></text:p>
              </text:list-item>
            </text:list>
            <text:list text:style-name="a613">
              <text:list-item>
                <text:p text:style-name="a612" text:class-names="" text:cond-style-name=""><text:span text:style-name="a604" text:class-names="">    const<text:s text:c="1"/></text:span><text:span text:style-name="a605" text:class-names="">argsKey</text:span><text:span text:style-name="a606" text:class-names=""><text:s text:c="1"/>=<text:s text:c="1"/></text:span><text:span text:style-name="a607" text:class-names="">JSON.stringify</text:span><text:span text:style-name="a608" text:class-names="">(</text:span><text:span text:style-name="a609" text:class-names="">args</text:span><text:span text:style-name="a610" text:class-names="">);</text:span><text:span text:style-name="a611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4" text:class-names="">    if (!results[</text:span><text:span text:style-name="a615" text:class-names="">argsKey</text:span><text:span text:style-name="a616" text:class-names="">]) {</text:span></text:p>
              </text:list-item>
            </text:list>
            <text:list text:style-name="a628">
              <text:list-item>
                <text:p text:style-name="a627" text:class-names="" text:cond-style-name=""><text:span text:style-name="a619" text:class-names="">      results[</text:span><text:span text:style-name="a620" text:class-names="">argsKey</text:span><text:span text:style-name="a621" text:class-names="">] =<text:s text:c="1"/></text:span><text:span text:style-name="a622" text:class-names="">func</text:span><text:span text:style-name="a623" text:class-names="">(...</text:span><text:span text:style-name="a624" text:class-names="">args</text:span><text:span text:style-name="a625" text:class-names="">);</text:span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    }</text:span></text:p>
              </text:list-item>
            </text:list>
            <text:list text:style-name="a637">
              <text:list-item>
                <text:p text:style-name="a636" text:class-names="" text:cond-style-name=""><text:span text:style-name="a632" text:class-names="">    return results[</text:span><text:span text:style-name="a633" text:class-names="">argsKey</text:span><text:span text:style-name="a634" text:class-names="">];</text:span><text:span text:style-name="a635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8" text:class-names="">  };</text:span><text:span text:style-name="a639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2" text:class-names="">};</text:span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49" text:class-names="">clumsysquare</text:span><text:span text:style-name="a650" text:class-names=""><text:s text:c="1"/>=<text:s text:c="1"/></text:span><text:span text:style-name="a651" text:class-names="">memoize</text:span><text:span text:style-name="a652" text:class-names="">((num: any) =&gt; {</text:span><text:span text:style-name="a653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6" text:class-names="">    let result = 0;</text:span><text:span text:style-name="a657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0" text:class-names="">    for (let<text:s text:c="1"/></text:span><text:span text:style-name="a661" text:class-names="">i</text:span><text:span text:style-name="a662" text:class-names=""><text:s text:c="1"/>= 1;<text:s text:c="1"/></text:span><text:span text:style-name="a663" text:class-names="">i</text:span><text:span text:style-name="a664" text:class-names=""><text:s text:c="1"/>&lt;= num;<text:s text:c="1"/></text:span><text:span text:style-name="a665" text:class-names="">i</text:span><text:span text:style-name="a666" text:class-names="">++) {</text:span><text:span text:style-name="a667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0" text:class-names="">      for (let j = 1; j &lt;= num;<text:s text:c="1"/></text:span><text:span text:style-name="a671" text:class-names="">j++</text:span><text:span text:style-name="a672" text:class-names="">) {</text:span><text:span text:style-name="a673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6" text:class-names="">        result++;</text:span><text:span text:style-name="a677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0" text:class-names="">      }</text:span><text:span text:style-name="a681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4" text:class-names="">    }</text:span><text:span text:style-name="a685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8" text:class-names="">    return result;</text:span><text:span text:style-name="a689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2" text:class-names="">});</text:span><text:span text:style-name="a693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  <draw:frame draw:id="id76" draw:style-name="a784" draw:name="TextBox 1" svg:x="5.9387in" svg:y="1.31226in" svg:width="6.82627in" svg:height="4.81322in">
          <draw:text-box>
            <text:p text:style-name="a703" text:class-names="" text:cond-style-name=""><text:span text:style-name="a700" text:class-names="">console.time</text:span><text:span text:style-name="a701" text:class-names="">("First call");</text:span><text:span text:style-name="a702" text:class-names=""/></text:p>
            <text:p text:style-name="a708" text:class-names="" text:cond-style-name=""><text:span text:style-name="a704" text:class-names="">console.log(</text:span><text:span text:style-name="a705" text:class-names="">clumsysquare</text:span><text:span text:style-name="a706" text:class-names="">(9467));</text:span><text:span text:style-name="a707" text:class-names=""/></text:p>
            <text:p text:style-name="a713" text:class-names="" text:cond-style-name=""><text:span text:style-name="a709" text:class-names="">console.timeEnd</text:span><text:span text:style-name="a710" text:class-names="">("First call");           //  First call: 53.9482421875<text:s text:c="1"/></text:span><text:span text:style-name="a711" text:class-names="">ms</text:span><text:span text:style-name="a712" text:class-names=""/></text:p>
            <text:p text:style-name="a715" text:class-names="" text:cond-style-name=""><text:span text:style-name="a714" text:class-names=""/></text:p>
            <text:p text:style-name="a719" text:class-names="" text:cond-style-name=""><text:span text:style-name="a716" text:class-names="">console.time</text:span><text:span text:style-name="a717" text:class-names="">("Second call");</text:span><text:span text:style-name="a718" text:class-names=""/></text:p>
            <text:p text:style-name="a724" text:class-names="" text:cond-style-name=""><text:span text:style-name="a720" text:class-names="">console.log(</text:span><text:span text:style-name="a721" text:class-names="">clumsysquare</text:span><text:span text:style-name="a722" text:class-names="">(9467));</text:span><text:span text:style-name="a723" text:class-names=""/></text:p>
            <text:p text:style-name="a729" text:class-names="" text:cond-style-name=""><text:span text:style-name="a725" text:class-names="">console.timeEnd</text:span><text:span text:style-name="a726" text:class-names="">("Second call");      //  Second call: 0.02392578125<text:s text:c="1"/></text:span><text:span text:style-name="a727" text:class-names="">ms</text:span><text:span text:style-name="a728" text:class-names=""/></text:p>
            <text:p text:style-name="a731" text:class-names="" text:cond-style-name=""><text:span text:style-name="a730" text:class-names=""/></text:p>
            <text:p text:style-name="a735" text:class-names="" text:cond-style-name=""><text:span text:style-name="a732" text:class-names="">console.time</text:span><text:span text:style-name="a733" text:class-names="">("Third call");</text:span><text:span text:style-name="a734" text:class-names=""/></text:p>
            <text:p text:style-name="a741" text:class-names="" text:cond-style-name=""><text:span text:style-name="a736" text:class-names="">console.log(</text:span><text:span text:style-name="a737" text:class-names="">clumsysquare</text:span><text:span text:style-name="a738" text:class-names="">(9467));   //  Third call: 0.017822265625<text:s text:c="1"/></text:span><text:span text:style-name="a739" text:class-names="">ms</text:span><text:span text:style-name="a740" text:class-names=""/></text:p>
            <text:p text:style-name="a745" text:class-names="" text:cond-style-name=""><text:span text:style-name="a742" text:class-names="">console.timeEnd</text:span><text:span text:style-name="a743" text:class-names="">("Third call");</text:span><text:span text:style-name="a744" text:class-names=""/></text:p>
            <text:p text:style-name="a747" text:class-names="" text:cond-style-name=""><text:span text:style-name="a746" text:class-names=""/></text:p>
            <text:p text:style-name="a751" text:class-names="" text:cond-style-name=""><text:span text:style-name="a748" text:class-names="">console.time</text:span><text:span text:style-name="a749" text:class-names="">("Multiplication");</text:span><text:span text:style-name="a750" text:class-names=""/></text:p>
            <text:p text:style-name="a755" text:class-names="" text:cond-style-name=""><text:span text:style-name="a752" text:class-names="">console.log(9467*9467);                   //  Multiplication: 0.015869140625<text:s text:c="1"/></text:span><text:span text:style-name="a753" text:class-names="">ms</text:span><text:span text:style-name="a754" text:class-names=""/></text:p>
            <text:p text:style-name="a759" text:class-names="" text:cond-style-name=""><text:span text:style-name="a756" text:class-names="">console.timeEnd</text:span><text:span text:style-name="a757" text:class-names="">("Multiplication");</text:span><text:span text:style-name="a758" text:class-names=""/></text:p>
            <text:p text:style-name="a761" text:class-names="" text:cond-style-name=""><text:span text:style-name="a760" text:class-names=""/></text:p>
            <text:p text:style-name="a767" text:class-names="" text:cond-style-name=""><text:span text:style-name="a762" text:class-names="">console.time</text:span><text:span text:style-name="a763" text:class-names="">("</text:span><text:span text:style-name="a764" text:class-names="">Math.pow</text:span><text:span text:style-name="a765" text:class-names="">");</text:span><text:span text:style-name="a766" text:class-names=""/></text:p>
            <text:p text:style-name="a775" text:class-names="" text:cond-style-name=""><text:span text:style-name="a768" text:class-names="">console.log(</text:span><text:span text:style-name="a769" text:class-names="">Math.pow</text:span><text:span text:style-name="a770" text:class-names="">(9467, 2));     // </text:span><text:span text:style-name="a771" text:class-names="">Math.pow</text:span><text:span text:style-name="a772" text:class-names="">: 0.016357421875<text:s text:c="1"/></text:span><text:span text:style-name="a773" text:class-names="">ms</text:span><text:span text:style-name="a774" text:class-names=""/></text:p>
            <text:p text:style-name="a781" text:class-names="" text:cond-style-name=""><text:span text:style-name="a776" text:class-names="">console.timeEnd</text:span><text:span text:style-name="a777" text:class-names="">("</text:span><text:span text:style-name="a778" text:class-names="">Math.pow</text:span><text:span text:style-name="a779" text:class-names="">");</text:span><text:span text:style-name="a780" text:class-names=""/></text:p>
            <text:p text:style-name="a783" text:class-names="" text:cond-style-name=""><text:span text:style-name="a782" text:class-names=""/></text:p>
          </draw:text-box>
          <svg:title/>
          <svg:desc/>
        </draw:frame>
      </draw:page>
      <draw:page draw:name="Slide4" draw:style-name="a785" draw:master-page-name="Master1-Layout2-obj-Title-and-Content" presentation:presentation-page-layout-name="Master1-PPL2" draw:id="Slide-259">
        <draw:frame draw:id="id77" presentation:style-name="a858" draw:name="Content Placeholder 2" svg:x="0.7251in" svg:y="0.57575in" svg:width="4.19157in" svg:height="5.38947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89" text:class-names="">//<text:s text:c="1"/></text:span><text:span text:style-name="a790" text:class-names="">memoization</text:span><text:span text:style-name="a791" text:class-names=""><text:s text:c="1"/>method</text:span><text:span text:style-name="a792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5" text:class-names="">export function<text:s text:c="1"/></text:span><text:span text:style-name="a796" text:class-names="">memoizee</text:span><text:span text:style-name="a797" text:class-names="">(</text:span><text:span text:style-name="a798" text:class-names="">func</text:span><text:span text:style-name="a799" text:class-names="">: any) {</text:span><text:span text:style-name="a800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  const results: any = {};</text:span><text:span text:style-name="a804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07" text:class-names="">  return (...</text:span><text:span text:style-name="a808" text:class-names="">args</text:span><text:span text:style-name="a809" text:class-names="">: any) =&gt; {</text:span><text:span text:style-name="a810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3" text:class-names="">    const<text:s text:c="1"/></text:span><text:span text:style-name="a814" text:class-names="">argsKey</text:span><text:span text:style-name="a815" text:class-names=""><text:s text:c="1"/>=<text:s text:c="1"/></text:span><text:span text:style-name="a816" text:class-names="">JSON.stringify</text:span><text:span text:style-name="a817" text:class-names="">(</text:span><text:span text:style-name="a818" text:class-names="">args</text:span><text:span text:style-name="a819" text:class-names="">);</text:span><text:span text:style-name="a820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3" text:class-names="">    if (!results[</text:span><text:span text:style-name="a824" text:class-names="">argsKey</text:span><text:span text:style-name="a825" text:class-names="">]) {</text:span><text:span text:style-name="a826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29" text:class-names="">      results[</text:span><text:span text:style-name="a830" text:class-names="">argsKey</text:span><text:span text:style-name="a831" text:class-names="">] =<text:s text:c="1"/></text:span><text:span text:style-name="a832" text:class-names="">func</text:span><text:span text:style-name="a833" text:class-names="">(...</text:span><text:span text:style-name="a834" text:class-names="">args</text:span><text:span text:style-name="a835" text:class-names="">);</text:span><text:span text:style-name="a836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9" text:class-names="">    }</text:span><text:span text:style-name="a840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3" text:class-names="">    return results[</text:span><text:span text:style-name="a844" text:class-names="">argsKey</text:span><text:span text:style-name="a845" text:class-names="">];</text:span><text:span text:style-name="a846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49" text:class-names="">  };</text:span><text:span text:style-name="a850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};</text:span><text:span text:style-name="a854" text:class-names=""><text:line-break/></text:span><text:span text:style-name="a855" text:class-names=""/></text:p>
              </text:list-item>
            </text:list>
          </draw:text-box>
          <svg:title/>
          <svg:desc/>
        </draw:frame>
        <draw:frame draw:id="id78" draw:style-name="a870" draw:name="TextBox 1" svg:x="0.68965in" svg:y="5.56513in" svg:width="12.36267in" svg:height="1.4305in">
          <draw:text-box>
            <text:p text:style-name="a860" text:class-names="" text:cond-style-name=""><text:span text:style-name="a859" text:class-names=""/></text:p>
            <text:p text:style-name="a863" text:class-names="" text:cond-style-name=""><text:span text:style-name="a861" text:class-names=""><text:a xlink:href="https://www.npmjs.com/package/memoizee" text:style-name="" text:visited-style-name="">https://www.npmjs.com/package/memoizee</text:a></text:span><text:span text:style-name="a862" text:class-names=""/></text:p>
            <text:p text:style-name="a866" text:class-names="" text:cond-style-name=""><text:span text:style-name="a864" text:class-names=""><text:a xlink:href="https://github.com/mgechev/memo-decorator" text:style-name="" text:visited-style-name="">https://github.com/mgechev/memo-decorator</text:a></text:span><text:span text:style-name="a865" text:class-names=""/></text:p>
            <text:p text:style-name="a869" text:class-names="" text:cond-style-name=""><text:span text:style-name="a867" text:class-names=""><text:a xlink:href="https://medium.com/angular-in-depth/how-to-improve-angular-performance-by-just-adding-just-8-characters-877bde708ddd" text:style-name="" text:visited-style-name="">https://medium.com/angular-in-depth/how-to-improve-angular-performance-by-just-adding-just-8-characters-877bde708ddd</text:a></text:span><text:span text:style-name="a868" text:class-names=""/></text:p>
          </draw:text-box>
          <svg:title/>
          <svg:desc/>
        </draw:frame>
        <draw:frame draw:id="id79" draw:style-name="a910" draw:name="TextBox 3" svg:x="9.74138in" svg:y="0.57471in" svg:width="4.45079in" svg:height="4.34199in">
          <draw:text-box>
            <text:p text:style-name="a872" text:class-names="" text:cond-style-name=""><text:span text:style-name="a871" text:class-names=""/></text:p>
            <text:p text:style-name="a874" text:class-names="" text:cond-style-name=""><text:span text:style-name="a873" text:class-names="">// method call</text:span></text:p>
            <text:p text:style-name="a877" text:class-names="" text:cond-style-name=""><text:span text:style-name="a875" text:class-names="">  @memoize()</text:span><text:span text:style-name="a876" text:class-names=""/></text:p>
            <text:p text:style-name="a881" text:class-names="" text:cond-style-name=""><text:span text:style-name="a878" text:class-names=""> <text:s text:c="1"/></text:span><text:span text:style-name="a879" text:class-names="">clumsysquare</text:span><text:span text:style-name="a880" text:class-names="">(num: any) {</text:span></text:p>
            <text:p text:style-name="a883" text:class-names="" text:cond-style-name=""><text:span text:style-name="a882" text:class-names="">    let result = 0;</text:span></text:p>
            <text:p text:style-name="a891" text:class-names="" text:cond-style-name=""><text:span text:style-name="a884" text:class-names="">    for (let<text:s text:c="1"/></text:span><text:span text:style-name="a885" text:class-names="">i</text:span><text:span text:style-name="a886" text:class-names=""><text:s text:c="1"/>= 1;<text:s text:c="1"/></text:span><text:span text:style-name="a887" text:class-names="">i</text:span><text:span text:style-name="a888" text:class-names=""><text:s text:c="1"/>&lt;= num;<text:s text:c="1"/></text:span><text:span text:style-name="a889" text:class-names="">i</text:span><text:span text:style-name="a890" text:class-names="">++) {</text:span></text:p>
            <text:p text:style-name="a895" text:class-names="" text:cond-style-name=""><text:span text:style-name="a892" text:class-names="">      for (let j = 1; j &lt;= num;<text:s text:c="1"/></text:span><text:span text:style-name="a893" text:class-names="">j++</text:span><text:span text:style-name="a894" text:class-names="">) {</text:span></text:p>
            <text:p text:style-name="a897" text:class-names="" text:cond-style-name=""><text:span text:style-name="a896" text:class-names="">        result++;</text:span></text:p>
            <text:p text:style-name="a899" text:class-names="" text:cond-style-name=""><text:span text:style-name="a898" text:class-names="">      }</text:span></text:p>
            <text:p text:style-name="a901" text:class-names="" text:cond-style-name=""><text:span text:style-name="a900" text:class-names="">    }</text:span></text:p>
            <text:p text:style-name="a903" text:class-names="" text:cond-style-name=""><text:span text:style-name="a902" text:class-names="">    return result;</text:span></text:p>
            <text:p text:style-name="a905" text:class-names="" text:cond-style-name=""><text:span text:style-name="a904" text:class-names="">  }</text:span></text:p>
            <text:p text:style-name="a907" text:class-names="" text:cond-style-name=""><text:span text:style-name="a906" text:class-names=""/></text:p>
            <text:p text:style-name="a909" text:class-names="" text:cond-style-name=""><text:span text:style-name="a908" text:class-names=""/></text:p>
          </draw:text-box>
          <svg:title/>
          <svg:desc/>
        </draw:frame>
        <draw:frame draw:id="id80" draw:style-name="a913" draw:name="TextBox 5" svg:x="10.1341in" svg:y="5.01916in" svg:width="0.19792in" svg:height="0.39583in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1" draw:style-name="a917" draw:name="TextBox 7" svg:x="0.76628in" svg:y="0.20115in" svg:width="3.17684in" svg:height="0.37025in">
          <draw:text-box>
            <text:p text:style-name="a916" text:class-names="" text:cond-style-name=""><text:span text:style-name="a914" text:class-names="">Angular implementation</text:span><text:span text:style-name="a915" text:class-names=""/></text:p>
          </draw:text-box>
          <svg:title/>
          <svg:desc/>
        </draw:frame>
        <draw:frame draw:id="id82" draw:style-name="a966" draw:name="TextBox 8" svg:x="5in" svg:y="0.95785in" svg:width="4.18259in" svg:height="5.21039in">
          <draw:text-box>
            <text:p text:style-name="a920" text:class-names="" text:cond-style-name=""><text:span text:style-name="a918" text:class-names="">// @memoize decorator</text:span><text:span text:style-name="a919" text:class-names=""/></text:p>
            <text:p text:style-name="a925" text:class-names="" text:cond-style-name=""><text:span text:style-name="a921" text:class-names="">export function </text:span><text:span text:style-name="a922" text:class-names="">memoize</text:span><text:span text:style-name="a923" text:class-names="">() {</text:span><text:span text:style-name="a924" text:class-names=""/></text:p>
            <text:p text:style-name="a928" text:class-names="" text:cond-style-name=""><text:span text:style-name="a926" text:class-names="">  return function(target: any, key: any, descriptor: any) {</text:span><text:span text:style-name="a927" text:class-names=""/></text:p>
            <text:p text:style-name="a935" text:class-names="" text:cond-style-name=""><text:span text:style-name="a929" text:class-names="">    const </text:span><text:span text:style-name="a930" text:class-names="">oldFunction</text:span><text:span text:style-name="a931" text:class-names=""> = </text:span><text:span text:style-name="a932" text:class-names="">descriptor.value</text:span><text:span text:style-name="a933" text:class-names="">;</text:span><text:span text:style-name="a934" text:class-names=""/></text:p>
            <text:p text:style-name="a944" text:class-names="" text:cond-style-name=""><text:span text:style-name="a936" text:class-names="">    const </text:span><text:span text:style-name="a937" text:class-names="">newFunction</text:span><text:span text:style-name="a938" text:class-names="">: any = </text:span><text:span text:style-name="a939" text:class-names="">memoizee</text:span><text:span text:style-name="a940" text:class-names="">(</text:span><text:span text:style-name="a941" text:class-names="">oldFunction</text:span><text:span text:style-name="a942" text:class-names="">)</text:span><text:span text:style-name="a943" text:class-names=""/></text:p>
            <text:p text:style-name="a949" text:class-names="" text:cond-style-name=""><text:span text:style-name="a945" text:class-names="">    </text:span><text:span text:style-name="a946" text:class-names="">descriptor.value</text:span><text:span text:style-name="a947" text:class-names=""> = function () {</text:span><text:span text:style-name="a948" text:class-names=""/></text:p>
            <text:p text:style-name="a954" text:class-names="" text:cond-style-name=""><text:span text:style-name="a950" text:class-names="">        return </text:span><text:span text:style-name="a951" text:class-names="">newFunction.apply</text:span><text:span text:style-name="a952" text:class-names="">(this, arguments)</text:span><text:span text:style-name="a953" text:class-names=""/></text:p>
            <text:p text:style-name="a957" text:class-names="" text:cond-style-name=""><text:span text:style-name="a955" text:class-names="">    }</text:span><text:span text:style-name="a956" text:class-names=""/></text:p>
            <text:p text:style-name="a960" text:class-names="" text:cond-style-name=""><text:span text:style-name="a958" text:class-names="">  }</text:span><text:span text:style-name="a959" text:class-names=""/></text:p>
            <text:p text:style-name="a963" text:class-names="" text:cond-style-name=""><text:span text:style-name="a961" text:class-names="">}</text:span><text:span text:style-name="a962" text:class-names=""/></text:p>
            <text:p text:style-name="a965" text:class-names="" text:cond-style-name=""><text:span text:style-name="a964" text:class-names=""/></text:p>
          </draw:text-box>
          <svg:title/>
          <svg:desc/>
        </draw:frame>
      </draw:page>
      <draw:page draw:name="Slide6" draw:style-name="a967" draw:master-page-name="Master1-Layout2-obj-Title-and-Content" presentation:presentation-page-layout-name="Master1-PPL2" draw:id="Slide-261">
        <draw:frame draw:id="id83" presentation:style-name="a973" draw:name="Title 1" svg:x="0.57114in" svg:y="0.20166in" svg:width="12.30284in" svg:height="0.95274in" presentation:class="title" presentation:placeholder="false">
          <draw:text-box>
            <text:p text:style-name="a972" text:class-names="" text:cond-style-name=""><text:span text:style-name="a968" text:class-names="">Use Zone.js and<text:s text:c="1"/></text:span><text:span text:style-name="a969" text:class-names="">ngZones</text:span><text:span text:style-name="a970" text:class-names=""><text:s text:c="1"/>for further optimization</text:span><text:span text:style-name="a971" text:class-names=""/></text:p>
          </draw:text-box>
          <svg:title/>
          <svg:desc/>
        </draw:frame>
        <draw:frame draw:id="id84" presentation:style-name="a1047" draw:name="Content Placeholder 2" svg:x="0.91667in" svg:y="1.44097in" svg:width="11.5in" svg:height="5.31424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4" text:class-names="">Zone.js is an execution context that persist across async tasks and a signaling mechanism, that Angular uses to detect when an application state might have changed</text:span><text:span text:style-name="a975" text:class-names="">. It captures asynchronous operations like </text:span><text:span text:style-name="a976" text:class-names="">setTimeout</text:span><text:span text:style-name="a977" text:class-names="">, network requests, and event listeners. Angular<text:s text:c="1"/></text:span><text:span text:style-name="a978" text:class-names="">schedules change detection based on signals from Zone.js</text:span><text:span text:style-name="a979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5" text:class-names="">A Zone is an execution context that persists across async tasks</text:span><text:span text:style-name="a986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89" text:class-names="">There are cases in which scheduled </text:span><text:span text:style-name="a990" text:class-names=""><text:a xlink:href="https://developer.mozilla.org/en-US/docs/Web/API/HTML_DOM_API/Microtask_guide#tasks" text:style-name="" text:visited-style-name="">tasks</text:a></text:span><text:span text:style-name="a991" text:class-names=""> or </text:span><text:span text:style-name="a992" text:class-names=""><text:a xlink:href="https://developer.mozilla.org/en-US/docs/Web/API/HTML_DOM_API/Microtask_guide#microtasks" text:style-name="" text:visited-style-name="">microtasks</text:a></text:span><text:span text:style-name="a993" text:class-names=""> don’t make any changes in the data model, which makes running change detection unnecessary. Common examples are:</text:span><text:span text:style-name="a994" text:class-names=""/></text:p>
              </text:list-item>
            </text:list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997" text:class-names="">requestAnimationFrame</text:span><text:span text:style-name="a998" text:class-names="">, </text:span><text:span text:style-name="a999" text:class-names="">setTimeout</text:span><text:span text:style-name="a1000" text:class-names=""> or </text:span><text:span text:style-name="a1001" text:class-names="">setInterval</text:span><text:span text:style-name="a1002" text:class-names=""/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5" text:class-names="">Task or microtask scheduling by third-party libraries</text:span><text:span text:style-name="a1006" text:class-names=""/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ext:list-item>
            </text:list>
            <text:list text:style-name="a1015">
              <text:list-item>
                <text:p text:style-name="a1014" text:class-names="" text:cond-style-name=""><text:span text:style-name="a1012" text:class-names=""><text:a xlink:href="https://jakearchibald.com/2015/tasks-microtasks-queues-and-schedules/" text:style-name="" text:visited-style-name="">https://jakearchibald.com/2015/tasks-microtasks-queues-and-schedules/</text:a></text:span><text:span text:style-name="a1013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6" text:class-names=""><text:a xlink:href="https://github.com/angular/angular/blob/main/packages/zone.js/lib/zone.ts" text:style-name="" text:visited-style-name="">https://github.com/angular/angular/blob/main/packages/zone.js/lib/zone.ts</text:a></text:span><text:span text:style-name="a1017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0" text:class-names=""><text:a xlink:href="https://github.com/angular/angular/tree/main/packages/zone.js/example" text:style-name="" text:visited-style-name="">https://github.com/angular/angular/tree/main/packages/zone.js/example</text:a></text:span><text:span text:style-name="a1021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4" text:class-names=""><text:a xlink:href="https://angular.io/guide/change-detection-zone-pollution" text:style-name="" text:visited-style-name="">https://angular.io/guide/change-detection-zone-pollution</text:a></text:span><text:span text:style-name="a1025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8" text:class-names=""><text:a xlink:href="https://angular.io/guide/zone" text:style-name="" text:visited-style-name="">https://angular.io/guide/zone</text:a></text:span><text:span text:style-name="a1029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2" text:class-names=""><text:a xlink:href="https://www.w3schools.com/js/js_this.asp" text:style-name="" text:visited-style-name="">https://www.w3schools.com/js/js_this.asp</text:a></text:span><text:span text:style-name="a1033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6" text:class-names=""><text:a xlink:href="https://www.youtube.com/watch?v=3IqtmUscE_U&amp;t=150s&amp;ab_channel=ng-conf" text:style-name="" text:visited-style-name="">https://www.youtube.com/watch?v=3IqtmUscE_U&amp;t=150s&amp;ab_channel=ng-conf</text:a></text:span><text:span text:style-name="a1037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0" text:class-names=""><text:a xlink:href="https://medium.com/swlh/what-is-zone-js-and-how-can-i-use-it-63ce08a55962" text:style-name="" text:visited-style-name="">https://medium.com/swlh/what-is-zone-js-and-how-can-i-use-it-63ce08a55962</text:a></text:span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draw:page draw:name="Slide7" draw:style-name="a1048" draw:master-page-name="Master1-Layout2-obj-Title-and-Content" presentation:presentation-page-layout-name="Master1-PPL2" draw:id="Slide-262">
        <draw:frame draw:id="id85" presentation:style-name="a1077" draw:name="Content Placeholder 2" svg:x="0.91667in" svg:y="2.41319in" svg:width="11.5in" svg:height="4.34201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49" text:class-names="">constructor(private<text:s text:c="1"/></text:span><text:span text:style-name="a1050" text:class-names="">ngZone</text:span><text:span text:style-name="a1051" text:class-names="">:<text:s text:c="1"/></text:span><text:span text:style-name="a1052" text:class-names=""><text:a xlink:href="https://angular.io/api/core/NgZone" text:style-name="" text:visited-style-name="">NgZone</text:a></text:span><text:span text:style-name="a1053" text:class-names="">) {} </text:span><text:span text:style-name="a1054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7" text:class-names="">ngOnInit</text:span><text:span text:style-name="a1058" text:class-names="">() {<text:s text:c="1"/>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1" text:class-names="">   <text:s text:c="1"/></text:span><text:span text:style-name="a1062" text:class-names="">this.ngZone.runOutsideAngular</text:span><text:span text:style-name="a1063" text:class-names="">(() =&gt; { 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        // this code will not trigger change detection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69" text:class-names="">    });</text:span><text:span text:style-name="a1070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3" text:class-names="">}</text:span><text:span text:style-name="a1074" text:class-names=""/></text:p>
              </text:list-item>
            </text:list>
          </draw:text-box>
          <svg:title/>
          <svg:desc/>
        </draw:frame>
      </draw:page>
      <draw:page draw:name="Slide5" draw:style-name="a1078" draw:master-page-name="Master1-Layout2-obj-Title-and-Content" presentation:presentation-page-layout-name="Master1-PPL2" draw:id="Slide-260">
        <draw:frame draw:id="id86" presentation:style-name="a1081" draw:name="Title 1" svg:x="0.91667in" svg:y="0.39931in" svg:width="11.5in" svg:height="1.44965in" presentation:class="title" presentation:placeholder="false">
          <draw:text-box>
            <text:p text:style-name="a1080" text:class-names="" text:cond-style-name=""><text:span text:style-name="a1079" text:class-names="">Skipping component subtrees</text:span></text:p>
          </draw:text-box>
          <svg:title/>
          <svg:desc/>
        </draw:frame>
        <draw:frame draw:id="id87" presentation:style-name="a1104" draw:name="Content Placeholder 2" svg:x="0.91667in" svg:y="1.99653in" svg:width="11.5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2" text:class-names="">JavaScript, by default, uses mutable data structures</text:span><text:span text:style-name="a1083" text:class-names=""><text:s text:c="1"/>that you can reference from multiple different components.<text:s text:c="1"/></text:span><text:span text:style-name="a1084" text:class-names="">Angular runs change detection over your entire component tree</text:span><text:span text:style-name="a1085" text:class-names=""><text:s text:c="1"/>to make sure that the most up-to-date state of your data structures is reflected in the DOM.</text:span><text:span text:style-name="a1086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89" text:class-names="">Change detection is sufficiently fast for most applications. However,<text:s text:c="1"/></text:span><text:span text:style-name="a1090" text:class-names="">when an application has an especially large component tree, running change detection across the whole application can cause performance issues</text:span><text:span text:style-name="a1091" text:class-names="">. You can address this by configuring change detection to only run on a subset of the component tree.</text:span><text:span text:style-name="a1092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5" text:class-names="">If you are confident that a part of the application is not affected by a state change, you can use </text:span><text:span text:style-name="a1096" text:class-names=""><text:a xlink:href="https://angular.io/api/core/ChangeDetectionStrategy" text:style-name="" text:visited-style-name="">OnPush</text:a></text:span><text:span text:style-name="a1097" text:class-names=""> to skip change detection in an entire component subtree.</text:span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</draw:text-box>
          <svg:title/>
          <svg:desc/>
        </draw:frame>
      </draw:page>
      <draw:page draw:name="Slide9" draw:style-name="a1105" draw:master-page-name="Master1-Layout2-obj-Title-and-Content" presentation:presentation-page-layout-name="Master1-PPL2" draw:id="Slide-264">
        <draw:frame draw:id="id88" presentation:style-name="a1110" draw:name="Title 1" svg:x="0.91667in" svg:y="0.39931in" svg:width="11.5in" svg:height="1.44965in" presentation:class="title" presentation:placeholder="false">
          <draw:text-box>
            <text:p text:style-name="a1109" text:class-names="" text:cond-style-name=""><text:span text:style-name="a1106" text:class-names="">Using </text:span><text:span text:style-name="a1107" text:class-names="">OnPush</text:span><text:span text:style-name="a1108" text:class-names=""/></text:p>
          </draw:text-box>
          <svg:title/>
          <svg:desc/>
        </draw:frame>
        <draw:frame draw:id="id89" presentation:style-name="a1148" draw:name="Content Placeholder 2" svg:x="0.91667in" svg:y="1.99653in" svg:width="11.5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1" text:class-names="">OnPush</text:span><text:span text:style-name="a1112" text:class-names=""><text:s text:c="1"/>change detection instructs Angular to run change detection for a component subtree only</text:span><text:span text:style-name="a1113" text:class-names=""> when:</text:span><text:span text:style-name="a1114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7" text:class-names="">The root component of the subtree receives new inputs as the result of a template binding. Angular compares the current and past value of the input with </text:span><text:span text:style-name="a1118" text:class-names="">==</text:span><text:span text:style-name="a1119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22" text:class-names="">Angular handles an event</text:span><text:span text:style-name="a1123" text:class-names=""> </text:span><text:span text:style-name="a1124" text:class-names="">(e.g. using event binding, output binding, or </text:span><text:span text:style-name="a1125" text:class-names="">@</text:span><text:span text:style-name="a1126" text:class-names=""><text:a xlink:href="https://angular.io/api/core/HostListener" text:style-name="" text:visited-style-name="">HostListener</text:a></text:span><text:span text:style-name="a1127" text:class-names="">)</text:span><text:span text:style-name="a1128" text:class-names=""> in the subtree's root component or any of its children<text:s text:c="1"/></text:span><text:span text:style-name="a1129" text:class-names="">whether they are using<text:s text:c="1"/></text:span><text:span text:style-name="a1130" text:class-names="">OnPush</text:span><text:span text:style-name="a1131" text:class-names=""><text:s text:c="1"/>change detection or not</text:span><text:span text:style-name="a1132" text:class-names="">.</text:span><text:span text:style-name="a1133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36" text:class-names="">You can set the change detection strategy of a component to </text:span><text:span text:style-name="a1137" text:class-names="">OnPush</text:span><text:span text:style-name="a1138" text:class-names=""> in the </text:span><text:span text:style-name="a1139" text:class-names="">@</text:span><text:span text:style-name="a1140" text:class-names=""><text:a xlink:href="https://angular.io/api/core/Component" text:style-name="" text:visited-style-name="">Component</text:a></text:span><text:span text:style-name="a1141" text:class-names=""> decorator</text:span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draw:page draw:name="Slide8" draw:style-name="a1149" draw:master-page-name="Master1-Layout2-obj-Title-and-Content" presentation:presentation-page-layout-name="Master1-PPL2" draw:id="Slide-263">
        <draw:frame draw:id="id90" presentation:style-name="a1153" draw:name="Title 1" svg:x="0.91667in" svg:y="0.39931in" svg:width="11.5in" svg:height="1.44965in" presentation:class="title" presentation:placeholder="false">
          <draw:text-box>
            <text:p text:style-name="a1152" text:class-names="" text:cond-style-name=""><text:span text:style-name="a1150" text:class-names="">Demo App</text:span><text:span text:style-name="a1151" text:class-names=""/></text:p>
          </draw:text-box>
          <svg:title/>
          <svg:desc/>
        </draw:frame>
        <draw:frame draw:id="id91" presentation:style-name="a1161" draw:name="Content Placeholder 2" svg:x="0.91667in" svg:y="1.99653in" svg:width="11.5in" svg:height="4.75868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4" text:class-names=""><text:a xlink:href="https://github.com/marius-oprea/onPush" text:style-name="" text:visited-style-name="">https://github.com/marius-oprea/onPush</text:a></text:span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</draw:page>
      <draw:page draw:name="Slide13" draw:style-name="a1162" draw:master-page-name="Master1-Layout2-obj-Title-and-Content" presentation:presentation-page-layout-name="Master1-PPL2" draw:id="Slide-268">
        <draw:frame draw:id="id92" presentation:style-name="a1165" draw:name="Title 1" svg:x="0.91667in" svg:y="0.39931in" svg:width="11.5in" svg:height="6.33648in" presentation:class="title" presentation:placeholder="false">
          <draw:text-box>
            <text:p text:style-name="a1164" text:class-names="" text:cond-style-name=""><text:span text:style-name="a1163" text:class-names="">Thank you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29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29/2022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29/2022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29/20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29/20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29/20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29/20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29/20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29/20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7/29/2022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7/29/2022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7/29/2022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2-07-26T13:03:30Z</meta:creation-date>
    <dc:date>2022-07-29T10:44:31Z</dc:date>
    <meta:template xlink:href="office%20theme" xlink:type="simple"/>
    <meta:editing-cycles>581</meta:editing-cycles>
    <meta:editing-duration>PT0S</meta:editing-duration>
    <meta:document-statistic meta:paragraph-count="0" meta:word-count="0"/>
  </office:meta>
</office:document-meta>
</file>